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kenProbabilityStrength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yesianAnalyzer.getHamMessag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ayesianAnalyz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yesianAnalyzer.addSpam( Reader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yesianAnalyzer.buildCorp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ayesianAnalyzer.nextToken( Reader reader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6">
            <text:p text:style-name="Table_20_Contents">26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TokenProbabilityStrength.compareTo( Object anotherTokenProbabilityStr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yesianAnalyzer.computeSpamProbability( Reader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yesianAnalyzer.setCorpus( Map corp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yesianAnalyzer.computeOverallProbability( SortedSet tokenProbabilityStrengths , Map workCorpu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ayesianAnalyzer.addTokenOccurrences( Reader stream , Map targe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BayesianAnalyzer.setHamTokenCounts( Map hamTokenCou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yesianAnalyzer.setSpamMessageCount( int spamMessag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yesianAnalyzer.allSameChar(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ayesianAnalyzer.tokenCounts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yesianAnalyzer.buildDegenerated( String fullToken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BayesianAnalyzer.getSpamTokenCou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yesianAnalyzer.getCorp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yesianAnalyzer.parse( Reader stream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BayesianAnalyzer.computeProbability( String toke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BayesianAnalyzer.getSpamMessag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yesianAnalyzer.allDigits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yesianAnalyzer.getHamTokenCou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yesianAnalyzer.addHam( Reader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yesianAnalyzer.getTokenProbabilityStrengths( Set tokens , Map workCorpu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BayesianAnalyzer.setSpamTokenCounts( Map spamTokenCou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yesianAnalyzer.setHamMessageCount( int hamMessag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yesianAnalyzer.BayesianAnaly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